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ackground-color="transparent" fo:border="0.035cm solid #000000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5"/>
        <table:table-column table:style-name="co2" table:number-columns-repeated="5" table:default-cell-style-name="ce5"/>
        <table:table-column table:style-name="co4" table:default-cell-style-name="ce5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234" table:default-cell-style-name="Default"/>
        <table:table-column table:style-name="co2" table:number-columns-repeated="772" table:default-cell-style-name="Default"/>
        <table:table-row table:style-name="ro2">
          <table:table-cell table:style-name="ce1" office:value-type="string">
            <text:p>Curs 2010-11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1" office:value-type="string">
            <text:p>Grup1, 2S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2"/>
          <table:table-cell table:style-name="ce6" office:value-type="string" table:number-columns-spanned="6" table:number-rows-spanned="1">
            <text:p>Examen 13/09</text:p>
          </table:table-cell>
          <table:covered-table-cell table:number-columns-repeated="5" table:style-name="ce10"/>
          <table:table-cell table:style-name="ce14" office:value-type="string" table:number-columns-spanned="5" table:number-rows-spanned="1">
            <text:p>Controls</text:p>
          </table:table-cell>
          <table:covered-table-cell table:number-columns-repeated="4" table:style-name="ce16"/>
          <table:table-cell table:style-name="ce14" office:value-type="string" table:number-columns-spanned="3" table:number-rows-spanned="1">
            <text:p>Pràctiques Ordinador</text:p>
          </table:table-cell>
          <table:covered-table-cell table:number-columns-repeated="2" table:style-name="ce15"/>
          <table:table-cell table:style-name="ce21" office:value-type="string" table:number-columns-spanned="3" table:number-rows-spanned="1">
            <text:p>Entrega Problemes</text:p>
          </table:table-cell>
          <table:covered-table-cell table:style-name="ce21"/>
          <table:covered-table-cell/>
          <table:table-cell/>
          <table:table-cell table:style-name="ce22" office:value-type="string" table:number-columns-spanned="3" table:number-rows-spanned="1">
            <text:p>Nota itineraris</text:p>
          </table:table-cell>
          <table:covered-table-cell table:number-columns-repeated="2" table:style-name="ce8"/>
          <table:table-cell/>
          <table:table-cell table:style-name="ce24" office:value-type="string" table:number-columns-spanned="1" table:number-rows-spanned="2">
            <text:p>Nota Acta</text:p>
          </table:table-cell>
          <table:table-cell table:number-columns-repeated="1000"/>
        </table:table-row>
        <table:table-row table:style-name="ro4">
          <table:table-cell table:style-name="ce3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7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7" office:value-type="string">
            <text:p>Prob 4</text:p>
          </table:table-cell>
          <table:table-cell table:style-name="ce7" office:value-type="string">
            <text:p>Prob 5</text:p>
          </table:table-cell>
          <table:table-cell table:style-name="ce12" office:value-type="string">
            <text:p>Nota Examen</text:p>
          </table:table-cell>
          <table:table-cell table:style-name="ce15" office:value-type="string">
            <text:p>C1</text:p>
          </table:table-cell>
          <table:table-cell table:style-name="ce15" office:value-type="string">
            <text:p>C2</text:p>
          </table:table-cell>
          <table:table-cell table:style-name="ce15" office:value-type="string">
            <text:p>C3</text:p>
          </table:table-cell>
          <table:table-cell table:style-name="ce15" office:value-type="string">
            <text:p>C4</text:p>
          </table:table-cell>
          <table:table-cell table:style-name="ce17" office:value-type="string">
            <text:p>Nota Controls</text:p>
          </table:table-cell>
          <table:table-cell table:style-name="ce15" office:value-type="string">
            <text:p>P1</text:p>
          </table:table-cell>
          <table:table-cell table:style-name="ce15" office:value-type="string">
            <text:p>P2</text:p>
          </table:table-cell>
          <table:table-cell table:style-name="ce19" office:value-type="string">
            <text:p>Nota Practiques</text:p>
          </table:table-cell>
          <table:table-cell table:style-name="ce22" office:value-type="string">
            <text:p>E1</text:p>
          </table:table-cell>
          <table:table-cell table:style-name="ce22" office:value-type="string">
            <text:p>E2</text:p>
          </table:table-cell>
          <table:table-cell table:style-name="ce23" office:value-type="string">
            <text:p>Nota Entrega</text:p>
          </table:table-cell>
          <table:table-cell/>
          <table:table-cell table:style-name="ce22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/>
          <table:covered-table-cell/>
          <table:table-cell table:number-columns-repeated="1000"/>
        </table:table-row>
        <table:table-row table:style-name="ro4">
          <table:table-cell table:style-name="ce4" office:value-type="string">
            <text:p>Colomar Soriano, Carlos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1">
            <text:p>1</text:p>
          </table:table-cell>
          <table:table-cell table:style-name="ce11" table:number-columns-repeated="3"/>
          <table:table-cell table:style-name="ce13" table:formula="of:=SUM([.B6:.F6])" office:value-type="float" office:value="2.25">
            <text:p>2,25</text:p>
          </table:table-cell>
          <table:table-cell table:style-name="ce8" office:value-type="float" office:value="7.05">
            <text:p>7,0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.25">
            <text:p>3,25</text:p>
          </table:table-cell>
          <table:table-cell table:style-name="ce8"/>
          <table:table-cell table:style-name="ce18" table:formula="of:=IF(OR([.H6]&lt;&gt;&quot;&quot;;[.I6]&lt;&gt;&quot;&quot;;[.J6]&lt;&gt;&quot;&quot;;[.K6]&lt;&gt;&quot;&quot;);SUM([.H6:.K6])/4;&quot;&quot;)" office:value-type="float" office:value="5.075">
            <text:p>5,08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20" table:formula="of:=IF(OR([.M6]&lt;&gt;&quot;&quot;;[.N6]&lt;&gt;&quot;&quot;);SUM([.M6:.N6])/2;&quot;&quot;)" office:value-type="float" office:value="10">
            <text:p>10</text:p>
          </table:table-cell>
          <table:table-cell table:number-columns-repeated="2" table:style-name="ce8"/>
          <table:table-cell table:style-name="ce18" table:formula="of:=IF(OR([.P6]&lt;&gt;&quot;&quot;;[.Q6]&gt;&quot;&quot;);SUM([.P6:.Q6])/2;&quot;&quot;)">
            <text:p/>
          </table:table-cell>
          <table:table-cell/>
          <table:table-cell table:style-name="ce8" table:formula="of:=IF([.G6]&lt;&gt;&quot;&quot;;0.7*[.G6]+0.2*[.R6]+0.1*[.O6];&quot;&quot;)" office:value-type="float" office:value="2.575">
            <text:p>2,58</text:p>
          </table:table-cell>
          <table:table-cell table:style-name="ce8" table:formula="of:=IF([.G6]&lt;&gt;&quot;&quot;;0.3*[.L6]+0.6*[.G6]+0.1*[.O6];&quot;&quot;)" office:value-type="float" office:value="3.8725">
            <text:p>3,87</text:p>
          </table:table-cell>
          <table:table-cell table:style-name="ce8" table:formula="of:=IF([.G6]&lt;&gt;&quot;&quot;;0.3*[.L6]+0.4*[.G6]+0.2*[.R6]+0.1*[.O6];&quot;&quot;)" office:value-type="float" office:value="3.4225">
            <text:p>3,42</text:p>
          </table:table-cell>
          <table:table-cell/>
          <table:table-cell table:style-name="ce25" table:formula="of:=IF([.T6]&lt;&gt;&quot;&quot;;MAX([.T6:.V6]);&quot;&quot;)" office:value-type="float" office:value="3.8725">
            <text:p>3,87</text:p>
          </table:table-cell>
          <table:table-cell table:number-columns-repeated="1000"/>
        </table:table-row>
        <table:table-row table:style-name="ro4">
          <table:table-cell table:style-name="ce4" office:value-type="string">
            <text:p>López Molinari, Gabriela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.25">
            <text:p>0,25</text:p>
          </table:table-cell>
          <table:table-cell table:style-name="ce11" table:number-columns-repeated="3"/>
          <table:table-cell table:style-name="ce13" table:formula="of:=SUM([.B7:.F7])" office:value-type="float" office:value="1.5">
            <text:p>1,5</text:p>
          </table:table-cell>
          <table:table-cell table:style-name="ce8" office:value-type="float" office:value="2.25">
            <text:p>2,2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5">
            <text:p>0,5</text:p>
          </table:table-cell>
          <table:table-cell table:style-name="ce18" table:formula="of:=IF(OR([.H7]&lt;&gt;&quot;&quot;;[.I7]&lt;&gt;&quot;&quot;;[.J7]&lt;&gt;&quot;&quot;;[.K7]&lt;&gt;&quot;&quot;);SUM([.H7:.K7])/4;&quot;&quot;)" office:value-type="float" office:value="0.8125">
            <text:p>0,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20" table:formula="of:=IF(OR([.M7]&lt;&gt;&quot;&quot;;[.N7]&lt;&gt;&quot;&quot;);SUM([.M7:.N7])/2;&quot;&quot;)" office:value-type="float" office:value="0">
            <text:p>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0">
            <text:p>10</text:p>
          </table:table-cell>
          <table:table-cell table:style-name="ce18" table:formula="of:=IF(OR([.P7]&lt;&gt;&quot;&quot;;[.Q7]&gt;&quot;&quot;);SUM([.P7:.Q7])/2;&quot;&quot;)" office:value-type="float" office:value="5.75">
            <text:p>5,75</text:p>
          </table:table-cell>
          <table:table-cell/>
          <table:table-cell table:style-name="ce8" table:formula="of:=IF([.G7]&lt;&gt;&quot;&quot;;0.7*[.G7]+0.2*[.R7]+0.1*[.O7];&quot;&quot;)" office:value-type="float" office:value="2.2">
            <text:p>2,2</text:p>
          </table:table-cell>
          <table:table-cell table:style-name="ce8" table:formula="of:=IF([.G7]&lt;&gt;&quot;&quot;;0.3*[.L7]+0.6*[.G7]+0.1*[.O7];&quot;&quot;)" office:value-type="float" office:value="1.14375">
            <text:p>1,14</text:p>
          </table:table-cell>
          <table:table-cell table:style-name="ce8" table:formula="of:=IF([.G7]&lt;&gt;&quot;&quot;;0.3*[.L7]+0.4*[.G7]+0.2*[.R7]+0.1*[.O7];&quot;&quot;)" office:value-type="float" office:value="1.99375">
            <text:p>1,99</text:p>
          </table:table-cell>
          <table:table-cell/>
          <table:table-cell table:style-name="ce25" table:formula="of:=IF([.T7]&lt;&gt;&quot;&quot;;MAX([.T7:.V7]);&quot;&quot;)" office:value-type="float" office:value="2.2">
            <text:p>2,2</text:p>
          </table:table-cell>
          <table:table-cell table:number-columns-repeated="1000"/>
        </table:table-row>
        <table:table-row table:style-name="ro4">
          <table:table-cell table:style-name="ce4" office:value-type="string">
            <text:p>Vega Lopez, Antonio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0.75">
            <text:p>0,75</text:p>
          </table:table-cell>
          <table:table-cell table:style-name="ce9" table:number-columns-repeated="3"/>
          <table:table-cell table:style-name="ce13" table:formula="of:=SUM([.B8:.F8])" office:value-type="float" office:value="2">
            <text:p>2</text:p>
          </table:table-cell>
          <table:table-cell table:style-name="ce8" office:value-type="float" office:value="7.25">
            <text:p>7,25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/>
          <table:table-cell table:style-name="ce18" table:formula="of:=IF(OR([.H8]&lt;&gt;&quot;&quot;;[.I8]&lt;&gt;&quot;&quot;;[.J8]&lt;&gt;&quot;&quot;;[.K8]&lt;&gt;&quot;&quot;);SUM([.H8:.K8])/4;&quot;&quot;)" office:value-type="float" office:value="1.8125">
            <text:p>1,8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.5">
            <text:p>8,5</text:p>
          </table:table-cell>
          <table:table-cell table:style-name="ce20" table:formula="of:=IF(OR([.M8]&lt;&gt;&quot;&quot;;[.N8]&lt;&gt;&quot;&quot;);SUM([.M8:.N8])/2;&quot;&quot;)" office:value-type="float" office:value="8.25">
            <text:p>8,2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18" table:formula="of:=IF(OR([.P8]&lt;&gt;&quot;&quot;;[.Q8]&gt;&quot;&quot;);SUM([.P8:.Q8])/2;&quot;&quot;)" office:value-type="float" office:value="7.5">
            <text:p>7,5</text:p>
          </table:table-cell>
          <table:table-cell/>
          <table:table-cell table:style-name="ce8" table:formula="of:=IF([.G8]&lt;&gt;&quot;&quot;;0.7*[.G8]+0.2*[.R8]+0.1*[.O8];&quot;&quot;)" office:value-type="float" office:value="3.725">
            <text:p>3,73</text:p>
          </table:table-cell>
          <table:table-cell table:style-name="ce8" table:formula="of:=IF([.G8]&lt;&gt;&quot;&quot;;0.3*[.L8]+0.6*[.G8]+0.1*[.O8];&quot;&quot;)" office:value-type="float" office:value="2.56875">
            <text:p>2,57</text:p>
          </table:table-cell>
          <table:table-cell table:style-name="ce8" table:formula="of:=IF([.G8]&lt;&gt;&quot;&quot;;0.3*[.L8]+0.4*[.G8]+0.2*[.R8]+0.1*[.O8];&quot;&quot;)" office:value-type="float" office:value="3.66875">
            <text:p>3,67</text:p>
          </table:table-cell>
          <table:table-cell/>
          <table:table-cell table:style-name="ce25" table:formula="of:=IF([.T8]&lt;&gt;&quot;&quot;;MAX([.T8:.V8]);&quot;&quot;)" office:value-type="float" office:value="3.725">
            <text:p>3,73</text:p>
          </table:table-cell>
          <table:table-cell table:number-columns-repeated="1000"/>
        </table:table-row>
        <table:table-row table:style-name="ro4" table:number-rows-repeated="65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2" table:print="false">
        <table:table-column table:style-name="co9" table:number-columns-repeated="257" table:default-cell-style-name="Default"/>
        <table:table-column table:style-name="co2" table:number-columns-repeated="767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16:01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3T16:22:03</meta:creation-date>
    <dc:date>2011-09-16T16:01:51.25</dc:date>
    <meta:editing-cycles>41</meta:editing-cycles>
    <meta:editing-duration>P24DT3H3M31S</meta:editing-duration>
    <meta:generator>OpenOffice.org/3.3$Win32 OpenOffice.org_project/330m20$Build-9567</meta:generator>
    <meta:document-statistic meta:table-count="2" meta:cell-count="8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